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124.16pt"/>
    </style:style>
    <style:style style:name="co4" style:family="table-column">
      <style:table-column-properties fo:break-before="auto" style:column-width="54.96pt"/>
    </style:style>
    <style:style style:name="co5" style:family="table-column">
      <style:table-column-properties fo:break-before="auto" style:column-width="69.99pt"/>
    </style:style>
    <style:style style:name="co6" style:family="table-column">
      <style:table-column-properties fo:break-before="auto" style:column-width="98.05pt"/>
    </style:style>
    <style:style style:name="co7" style:family="table-column">
      <style:table-column-properties fo:break-before="auto" style:column-width="86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xtureArchive</text:p>
          </table:table-cell>
          <table:table-cell table:style-name="ce1" office:value-type="string" calcext:value-type="string">
            <text:p>TextureRecord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Unknown2</text:p>
          </table:table-cell>
          <table:table-cell table:style-name="ce1" office:value-type="string" calcext:value-type="string">
            <text:p>Unknown3</text:p>
          </table:table-cell>
          <table:table-cell table:style-name="ce1" office:value-type="string" calcext:value-type="string">
            <text:p>Unknown4</text:p>
          </table:table-cell>
          <table:table-cell table:style-name="ce1" office:value-type="string" calcext:value-type="string">
            <text:p>Guil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tiful maiden</text:p>
          </table:table-cell>
          <table:table-cell office:value-type="string" calcext:value-type="string">
            <text:p>?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warrior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ible child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ned man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wed monstrosity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 humanoid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ur-armed gian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 woman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nde woman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ven-footed man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rk woman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rk-clad woman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 serpen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imson gian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egant gentleman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zened cron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blivi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-cloaked m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arkBrotherHoo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-cloaked man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arkBrotherHoo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e-breasted dancer</text:p>
          </table:table-cell>
          <table:table-cell office:value-type="string" calcext:value-type="string">
            <text:p>?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arkBrotherHoo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e-breasted dancer</text:p>
          </table:table-cell>
          <table:table-cell office:value-type="string" calcext:value-type="string">
            <text:p>?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arkBrotherHoo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?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arkBrotherHoo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-cloaked m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arkBrotherHoo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man in black and red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DarkBrotherHoo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wled old m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man with a ha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d m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nde woma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 with glowing ey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 craft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wled woma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-cowled ma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-cloaked ma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-cloaked ma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-cloaked ma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 with glowing eye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-cowled danc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-cowled danc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ecromancer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ked dark-haired woman</text:p>
          </table:table-cell>
          <table:table-cell office:value-type="string" calcext:value-type="string">
            <text:p>?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Witche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ed woman</text:p>
          </table:table-cell>
          <table:table-cell office:value-type="string" calcext:value-type="string">
            <text:p>?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Witche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terious woma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Witche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-cowled dancer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Witche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-haired woma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Witche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-haired woman in re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woman wearing blu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-dressed ma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ly man in viol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-cloaked m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ng woman in blu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-cloaked old m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-cloaked bo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autiful blond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cer wearing blu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-cloaked danc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-cloaked danc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-haired old ma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t bald m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GGroup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nd-bearded m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Group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rded m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GGroup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ll-dressed bo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Group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st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ard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st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ard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-bearded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 in chef's h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man in gra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man in blu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ely maide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k maid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 wearing brow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 in a brown h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nd aristocr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ir-bearded ma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ond-bearded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-haired young m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 in a gray tun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 in a green coa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ld beggar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Group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oaked old m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n in a blue co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arded old m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ard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ruffy-looking sailor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GGroup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oung lady in gree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gantly dressed lad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e-cloaked woma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thetic old cripple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GGroup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tiful bald ma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GGroup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tiful bald ma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GGroup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ood-looking whore</text:p>
          </table:table-cell>
          <table:table-cell office:value-type="string" calcext:value-type="string">
            <text:p>?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?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onde whore</text:p>
          </table:table-cell>
          <table:table-cell office:value-type="string" calcext:value-type="string">
            <text:p>?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ruffy sailor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GGroup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nake charm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ard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lute play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GGroup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ttle gir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GGroup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reet sweepe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se-looking m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markable woman</text:p>
          </table:table-cell>
          <table:table-cell office:value-type="string" calcext:value-type="string">
            <text:p>?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ge bo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GGroup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ttle bo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Group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ld crone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Group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venturesome woma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ndsome young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etty young lad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lond whore</text:p>
          </table:table-cell>
          <table:table-cell office:value-type="string" calcext:value-type="string">
            <text:p>?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uggl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Bard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utist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Group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ti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GGroup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mm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GGroup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oung bellring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Group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ooded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Vampir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oded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Vampir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ooded woma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Vampir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arly naked man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arly naked man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l fairi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TheFey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al fairi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heFey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r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ar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ble-looking ma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amboyant young ma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arded k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ng wearing a turba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ite-haired quee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unette quee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ee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wled monk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dsome young king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nning brunet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ind old cron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ylish fat man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draggled witch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rgeous Redguard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jestic orc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rk Elf king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onde queen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Group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-to-do merchan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 in a cloak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in a green rob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t fluti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ard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apping young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GGroup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autiful blond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e-breasted wench</text:p>
          </table:table-cell>
          <table:table-cell office:value-type="string" calcext:value-type="string">
            <text:p>?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eek-looking blond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nde strumpet</text:p>
          </table:table-cell>
          <table:table-cell office:value-type="string" calcext:value-type="string">
            <text:p>?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apely brunette</text:p>
          </table:table-cell>
          <table:table-cell office:value-type="string" calcext:value-type="string">
            <text:p>?2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Witch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zzling blonde</text:p>
          </table:table-cell>
          <table:table-cell office:value-type="string" calcext:value-type="string">
            <text:p>?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heFey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ked blonde woman</text:p>
          </table:table-cell>
          <table:table-cell office:value-type="string" calcext:value-type="string">
            <text:p>?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ked brunette</text:p>
          </table:table-cell>
          <table:table-cell office:value-type="string" calcext:value-type="string">
            <text:p>?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ked blonde</text:p>
          </table:table-cell>
          <table:table-cell office:value-type="string" calcext:value-type="string">
            <text:p>?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ked brunette</text:p>
          </table:table-cell>
          <table:table-cell office:value-type="string" calcext:value-type="string">
            <text:p>?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gged young boy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GGroup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ubby old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age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awny peasant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eneralPopulac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ugh she-devi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GGroup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tractive blond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 in purpl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arded old m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HolyOrde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man with a staff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Witch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oman in green pants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rk-haired rogu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GGroup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r-haired youth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-haired woma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ightersGuil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thetic beggar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Group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-headed vixen</text:p>
          </table:table-cell>
          <table:table-cell office:value-type="string" calcext:value-type="string">
            <text:p>?2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Vampir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onde wearing blu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rk-skinned woma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ld slave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Group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rk warrior woma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rk buxom wench</text:p>
          </table:table-cell>
          <table:table-cell office:value-type="string" calcext:value-type="string">
            <text:p>?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rostitut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n on horseback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KnightlyOrd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edr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ec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ranc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es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ison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son exi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ndom monster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ster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uest item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thry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bk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li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uda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adasg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nisev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b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dwe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y Bridwe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nce Lhotu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dy Northbrid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een Akouith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ce Gueleli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ncess Elysa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cess Mougia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 Baueuzia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ng Eadwyr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ince Helse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rethy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or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g of Worm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rd Castellia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rtwo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rd Woodbour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Group0</text:p>
          </table:table-cell>
        </table:table-row>
      </table:table>
      <table:named-expressions/>
      <table:database-ranges>
        <table:database-range table:name="__Anonymous_Sheet_DB__0" table:target-range-address="flats.A1:flats.H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5-08T20:59:54.451000000</dc:date>
    <meta:editing-duration>PT5M51S</meta:editing-duration>
    <meta:editing-cycles>1</meta:editing-cycles>
    <meta:document-statistic meta:table-count="1" meta:cell-count="1720" meta:object-count="0"/>
  </office:meta>
</office:document-meta>
</file>